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B00000056E5401C5F.png"/>
  <manifest:file-entry manifest:media-type="image/png" manifest:full-path="Pictures/100000000000021B0000005E5592C0B9.png"/>
  <manifest:file-entry manifest:media-type="image/png" manifest:full-path="Pictures/100000000000020F0000008E4B53502D.png"/>
  <manifest:file-entry manifest:media-type="image/png" manifest:full-path="Pictures/100000000000052A00000091DF59D5B7.png"/>
  <manifest:file-entry manifest:media-type="image/png" manifest:full-path="Pictures/10000000000002AC000001C6B93B8491.png"/>
  <manifest:file-entry manifest:media-type="image/png" manifest:full-path="Pictures/10000000000005270000008A9917E029.png"/>
  <manifest:file-entry manifest:media-type="image/png" manifest:full-path="Pictures/10000000000004EF000000BCC6F996E4.png"/>
  <manifest:file-entry manifest:media-type="image/png" manifest:full-path="Pictures/10000000000003B4000000CF3B3CCB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5</text:p>
      <text:p text:style-name="Standard"/>
      <text:p text:style-name="Standard"><draw:frame draw:style-name="fr1" draw:name="figura14" text:anchor-type="paragraph" svg:width="17cm" svg:height="7.657cm" draw:z-index="0"><draw:image xlink:href="Pictures/10000000000002AC000001C6B93B8491.png" xlink:type="simple" xlink:show="embed" xlink:actuate="onLoad"/></draw:frame></text:p>
      <text:p text:style-name="Standard"><draw:frame draw:style-name="fr1" draw:name="figura15" text:anchor-type="paragraph" svg:width="17cm" svg:height="1.866cm" draw:z-index="1"><draw:image xlink:href="Pictures/10000000000004EF000000BCC6F996E4.png" xlink:type="simple" xlink:show="embed" xlink:actuate="onLoad"/></draw:frame></text:p>
      <text:p text:style-name="Standard"><draw:frame draw:style-name="fr2" draw:name="figura16" text:anchor-type="paragraph" svg:width="17cm" svg:height="1.778cm" draw:z-index="2"><draw:image xlink:href="Pictures/10000000000005270000008A9917E029.png" xlink:type="simple" xlink:show="embed" xlink:actuate="onLoad"/></draw:frame></text:p>
      <text:p text:style-name="Standard"><draw:frame draw:style-name="fr3" draw:name="figura17" text:anchor-type="paragraph" svg:width="11.721cm" svg:height="2.275cm" draw:z-index="3"><draw:image xlink:href="Pictures/10000000000001BB00000056E5401C5F.png" xlink:type="simple" xlink:show="embed" xlink:actuate="onLoad"/></draw:frame></text:p>
      <text:p text:style-name="Standard"><draw:frame draw:style-name="fr2" draw:name="figura45" text:anchor-type="paragraph" svg:width="17cm" svg:height="1.864cm" draw:z-index="4"><draw:image xlink:href="Pictures/100000000000052A00000091DF59D5B7.png" xlink:type="simple" xlink:show="embed" xlink:actuate="onLoad"/></draw:frame></text:p>
      <text:p text:style-name="Standard"><draw:frame draw:style-name="fr3" draw:name="figura46" text:anchor-type="paragraph" svg:width="13.944cm" svg:height="2.826cm" draw:z-index="5"><draw:image xlink:href="Pictures/100000000000020F0000008E4B53502D.png" xlink:type="simple" xlink:show="embed" xlink:actuate="onLoad"/></draw:frame></text:p>
      <text:p text:style-name="Standard"><draw:frame draw:style-name="fr3" draw:name="figura47" text:anchor-type="paragraph" svg:width="14.261cm" svg:height="2.018cm" draw:z-index="6"><draw:image xlink:href="Pictures/100000000000021B0000005E5592C0B9.png" xlink:type="simple" xlink:show="embed" xlink:actuate="onLoad"/></draw:frame></text:p>
      <text:p text:style-name="Standard"><draw:frame draw:style-name="fr4" draw:name="figura48" text:anchor-type="paragraph" svg:width="17cm" svg:height="3.235cm" draw:z-index="7"><draw:image xlink:href="Pictures/10000000000003B4000000CF3B3CCB8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09T10:09:21.42</meta:creation-date>
    <meta:document-statistic meta:table-count="0" meta:image-count="8" meta:object-count="0" meta:page-count="2" meta:paragraph-count="1" meta:word-count="2" meta:character-count="7"/>
    <dc:date>2018-02-09T10:09:34.91</dc:date>
    <dc:creator>Damaso Roese </dc:creator>
    <meta:editing-duration>PT00H00M13S</meta:editing-duration>
    <meta:editing-cycles>1</meta:editing-cycles>
    <meta:generator>BrOffice.org/3.2$Win32 OpenOffice.org_project/320m12$Build-9483</meta:generator>
  </office:meta>
</office:document-meta>
</file>